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nstruct_5f_T" style:display-name="Construct_T" style:family="table">
      <style:table-properties style:width="6.9271in" fo:margin-left="0in" table:align="left"/>
    </style:style>
    <style:style style:name="Construct_5f_T.A" style:display-name="Construct_T.A" style:family="table-column">
      <style:table-column-properties style:column-width="1.125in"/>
    </style:style>
    <style:style style:name="Construct_5f_T.B" style:display-name="Construct_T.B" style:family="table-column">
      <style:table-column-properties style:column-width="1.9375in"/>
    </style:style>
    <style:style style:name="Construct_5f_T.C" style:display-name="Construct_T.C" style:family="table-column">
      <style:table-column-properties style:column-width="2.1313in"/>
    </style:style>
    <style:style style:name="Construct_5f_T.D" style:display-name="Construct_T.D" style:family="table-column">
      <style:table-column-properties style:column-width="1.7333in"/>
    </style:style>
    <style:style style:name="Construct_5f_T.A1" style:display-name="Construct_T.A1" style:family="table-cell">
      <style:table-cell-properties fo:padding="0.0382in" fo:border-left="0.05pt solid #000000" fo:border-right="none" fo:border-top="0.05pt solid #000000" fo:border-bottom="0.05pt solid #000000"/>
    </style:style>
    <style:style style:name="Construct_5f_T.D1" style:display-name="Construct_T.D1" style:family="table-cell">
      <style:table-cell-properties fo:padding="0.0382in" fo:border="0.05pt solid #000000"/>
    </style:style>
    <style:style style:name="Construct_5f_T.A2" style:display-name="Construct_T.A2" style:family="table-cell">
      <style:table-cell-properties fo:padding="0.0382in" fo:border-left="0.05pt solid #000000" fo:border-right="none" fo:border-top="none" fo:border-bottom="0.05pt solid #000000"/>
    </style:style>
    <style:style style:name="Construct_5f_T.D2" style:display-name="Construct_T.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5f5c3" officeooo:paragraph-rsid="0005f5c3"/>
    </style:style>
    <style:style style:name="P2" style:family="paragraph" style:parent-style-name="Standard">
      <style:paragraph-properties fo:text-align="center" style:justify-single-word="false"/>
      <style:text-properties fo:font-size="18pt" fo:font-weight="bold" officeooo:rsid="0005f5c3" officeooo:paragraph-rsid="0005f5c3" style:font-size-asian="18pt" style:font-weight-asian="bold" style:font-size-complex="18pt" style:font-weight-complex="bold"/>
    </style:style>
    <style:style style:name="P3" style:family="paragraph" style:parent-style-name="Standard">
      <style:paragraph-properties fo:text-align="justify" style:justify-single-word="false"/>
      <style:text-properties officeooo:rsid="00061555" officeooo:paragraph-rsid="00061555"/>
    </style:style>
    <style:style style:name="P4" style:family="paragraph" style:parent-style-name="Standard">
      <style:paragraph-properties fo:text-align="justify" style:justify-single-word="false"/>
      <style:text-properties officeooo:rsid="000c6d62" officeooo:paragraph-rsid="000c6d62"/>
    </style:style>
    <style:style style:name="P5" style:family="paragraph" style:parent-style-name="Standard">
      <style:paragraph-properties fo:text-align="justify" style:justify-single-word="false"/>
      <style:text-properties officeooo:rsid="000c6d62" officeooo:paragraph-rsid="0010a6e1"/>
    </style:style>
    <style:style style:name="P6" style:family="paragraph" style:parent-style-name="Standard">
      <style:paragraph-properties fo:text-align="justify" style:justify-single-word="false"/>
      <style:text-properties officeooo:rsid="000ca0b2" officeooo:paragraph-rsid="000ca0b2"/>
    </style:style>
    <style:style style:name="P7" style:family="paragraph" style:parent-style-name="Standard">
      <style:paragraph-properties fo:text-align="justify" style:justify-single-word="false"/>
      <style:text-properties officeooo:rsid="000ea393" officeooo:paragraph-rsid="000ea393"/>
    </style:style>
    <style:style style:name="P8" style:family="paragraph" style:parent-style-name="Standard">
      <style:paragraph-properties fo:text-align="justify" style:justify-single-word="false"/>
      <style:text-properties officeooo:rsid="0010cb32" officeooo:paragraph-rsid="0010cb32"/>
    </style:style>
    <style:style style:name="P9" style:family="paragraph" style:parent-style-name="Table_20_Contents">
      <style:paragraph-properties fo:text-align="justify" style:justify-single-word="false"/>
      <style:text-properties officeooo:rsid="00078227" officeooo:paragraph-rsid="00078227"/>
    </style:style>
    <style:style style:name="P10" style:family="paragraph" style:parent-style-name="Table_20_Contents">
      <style:paragraph-properties fo:text-align="justify" style:justify-single-word="false"/>
      <style:text-properties officeooo:rsid="0009584f" officeooo:paragraph-rsid="0009584f"/>
    </style:style>
    <style:style style:name="P11" style:family="paragraph" style:parent-style-name="Table_20_Contents">
      <style:paragraph-properties fo:text-align="justify" style:justify-single-word="false"/>
      <style:text-properties officeooo:rsid="000c6d62" officeooo:paragraph-rsid="000c6d62"/>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officeooo:rsid="000ca0b2" officeooo:paragraph-rsid="000ca0b2"/>
    </style:style>
    <style:style style:name="P14" style:family="paragraph" style:parent-style-name="Standard">
      <style:paragraph-properties fo:text-align="justify" style:justify-single-word="false"/>
      <style:text-properties officeooo:rsid="0010a6e1" officeooo:paragraph-rsid="0010a6e1"/>
    </style:style>
    <style:style style:name="P15" style:family="paragraph" style:parent-style-name="Standard">
      <style:paragraph-properties fo:text-align="justify" style:justify-single-word="false"/>
      <style:text-properties officeooo:rsid="000c6d62" officeooo:paragraph-rsid="000c6d62"/>
    </style:style>
    <style:style style:name="P16" style:family="paragraph" style:parent-style-name="Standard">
      <style:paragraph-properties fo:text-align="justify" style:justify-single-word="false"/>
      <style:text-properties officeooo:rsid="001196d3" officeooo:paragraph-rsid="001196d3"/>
    </style:style>
    <style:style style:name="T1" style:family="text">
      <style:text-properties officeooo:rsid="00061555"/>
    </style:style>
    <style:style style:name="T2" style:family="text">
      <style:text-properties officeooo:rsid="0009584f"/>
    </style:style>
    <style:style style:name="T3" style:family="text">
      <style:text-properties officeooo:rsid="000c6d62"/>
    </style:style>
    <style:style style:name="T4" style:family="text">
      <style:text-properties officeooo:rsid="000ca0b2"/>
    </style:style>
    <style:style style:name="T5" style:family="text">
      <style:text-properties officeooo:rsid="000dd60d"/>
    </style:style>
    <style:style style:name="T6" style:family="text">
      <style:text-properties officeooo:rsid="000ea393"/>
    </style:style>
    <style:style style:name="T7" style:family="text">
      <style:text-properties officeooo:rsid="000eff44"/>
    </style:style>
    <style:style style:name="T8" style:family="text">
      <style:text-properties officeooo:rsid="0010a6e1"/>
    </style:style>
    <style:style style:name="T9" style:family="text">
      <style:text-properties officeooo:rsid="0010cb32"/>
    </style:style>
    <style:style style:name="T10" style:family="text">
      <style:text-properties officeooo:rsid="001196d3"/>
    </style:style>
    <style:style style:name="T11" style:family="text">
      <style:text-properties officeooo:rsid="001353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ài liệu yêu cầu (Requirement Document)</text:p>
      <text:p text:style-name="P1"/>
      <text:p text:style-name="P1">I. <text:span text:style-name="T1">Giới thiệu</text:span></text:p>
      <text:p text:style-name="P3">1. Mục đích tài liệu</text:p>
      <text:p text:style-name="P3">Đây là tài liệu phân tích, đặc tả yêu cầu về phần mềm “Xây dựng hệ thống quản lý cửa hàng bán sách”.</text:p>
      <text:p text:style-name="P3">2. Phạm vi tài liệu</text:p>
      <text:p text:style-name="P3">Là cơ sở giao tiếp của các thành viên, là căn cứ để phân tích yêu cầu, thiết kế, lập trình, kiểm thử, triển khai hệ thống quản lý tại cửa hàng bán sách.</text:p>
      <text:p text:style-name="P3">3. Thuật ngữ và các từ viết tắt</text:p>
      <text:p text:style-name="P3">4. Tài liệu tham khảo</text:p>
      <text:p text:style-name="P3">5. Mô tả tài liệu</text:p>
      <table:table table:name="Construct_T" table:style-name="Construct_5f_T">
        <table:table-column table:style-name="Construct_5f_T.A"/>
        <table:table-column table:style-name="Construct_5f_T.B"/>
        <table:table-column table:style-name="Construct_5f_T.C"/>
        <table:table-column table:style-name="Construct_5f_T.D"/>
        <table:table-row>
          <table:table-cell table:style-name="Construct_5f_T.A1" office:value-type="string">
            <text:p text:style-name="P9">Cấu trúc</text:p>
          </table:table-cell>
          <table:table-cell table:style-name="Construct_5f_T.A1" office:value-type="string">
            <text:p text:style-name="P9">Các phần</text:p>
          </table:table-cell>
          <table:table-cell table:style-name="Construct_5f_T.A1" office:value-type="string">
            <text:p text:style-name="P9">Miêu tả</text:p>
          </table:table-cell>
          <table:table-cell table:style-name="Construct_5f_T.D1" office:value-type="string">
            <text:p text:style-name="P9">Mục đích</text:p>
          </table:table-cell>
        </table:table-row>
        <table:table-row>
          <table:table-cell table:style-name="Construct_5f_T.A2" office:value-type="string">
            <text:p text:style-name="P9">Giới thiệu phần mềm</text:p>
          </table:table-cell>
          <table:table-cell table:style-name="Construct_5f_T.A2" office:value-type="string">
            <text:p text:style-name="P9">1. Mục đích tài liệu</text:p>
            <text:p text:style-name="P9">2. Phạm vi tài liệu</text:p>
            <text:p text:style-name="P9">3. Thuật ngữ và các từ viết tắt</text:p>
            <text:p text:style-name="P9">4. Tài liệu tham khảo</text:p>
            <text:p text:style-name="P9">5. Mô tả tài liệu</text:p>
          </table:table-cell>
          <table:table-cell table:style-name="Construct_5f_T.A2" office:value-type="string">
            <text:p text:style-name="P10">1. Đưa ra mục đích của tài liệu</text:p>
            <text:p text:style-name="P10">2. Nêu cơ sở, ghới hạn của tài liệu</text:p>
            <text:p text:style-name="P10">3. Nêu ra các thuật ngữ</text:p>
            <text:p text:style-name="P10">4. Đưa ra các tài liệu tham khảo trong quá trình viết tài liệu</text:p>
            <text:p text:style-name="P10">5. Tổng hợp về tài liệu</text:p>
          </table:table-cell>
          <table:table-cell table:style-name="Construct_5f_T.D2" office:value-type="string">
            <text:p text:style-name="P9">Khái quát về tài liệu phần mềm và các hoạt động chung cho quá trình đặc tả yêu cầu.</text:p>
          </table:table-cell>
        </table:table-row>
        <table:table-row>
          <table:table-cell table:style-name="Construct_5f_T.A2" office:value-type="string">
            <text:p text:style-name="P9">Tổng quan về phần mềm</text:p>
          </table:table-cell>
          <table:table-cell table:style-name="Construct_5f_T.A2" office:value-type="string">
            <text:p text:style-name="P10">1. Yêu cầu chung của phần mềm</text:p>
            <text:p text:style-name="P10">2. Mục tiêu của phần mềm</text:p>
            <text:p text:style-name="P10">3. Đối tượng người dùng</text:p>
            <text:p text:style-name="P10">4. Mô hình tổng thể của phần mềm</text:p>
          </table:table-cell>
          <table:table-cell table:style-name="Construct_5f_T.A2" office:value-type="string">
            <text:p text:style-name="P11">1. Quản lý hàng nhập xuất, điều chuyển, tự động dự báo, phát hiện và ngăn chặn các sai sot khi nhập dữ liệu và quá trình xử lý thông tin; phân quyền đến từng người sử dụng theo chức năng; bố sung tài khoản mới hay thay đổi nội dung, phương pháp hoạch toán. Có thể bỏ bớt tài khoản không sử dụng mà không làm ảnh hưởng tới hệ thống; cho phép nhiều người sử dụng cùng làm việc cùng một lúc.</text:p>
            <text:p text:style-name="P11">2. Tiết kiệm tối đa công sức lao động của con người; tạo sự yên tâm cho khách hàng; giúp đội ngũ nhân viên phục vụ chuyên nghiệp hơn, giảm tối thiểu thời gian quản lý; Báo cáo rõ ràng nhanh chóng; khả năng mở rộng quy mô một cách dễ dàng; kiểm soát toàn bộ vấn đề xuât nhập khẩu tồn hàng hóa.</text:p>
            <text:p text:style-name="P11">3. Chủ cửa hàng sách, nhân viên thu ngân, nhân viên bán sách, nhân viên giao nhận.</text:p>
            <text:p text:style-name="P11">4. Quản trị hệ thống: quản lý bán sách, quản lý xuất nhập khẩu.</text:p>
          </table:table-cell>
          <table:table-cell table:style-name="Construct_5f_T.D2" office:value-type="string">
            <text:p text:style-name="P13">Tổng quan về phần mềm</text:p>
          </table:table-cell>
        </table:table-row>
        <text:soft-page-break/>
        <table:table-row>
          <table:table-cell table:style-name="Construct_5f_T.A2" office:value-type="string">
            <text:p text:style-name="P9">Nghiệp vụ quản lý tại cửa hàng <text:span text:style-name="T2">sách</text:span></text:p>
          </table:table-cell>
          <table:table-cell table:style-name="Construct_5f_T.A2" office:value-type="string">
            <text:p text:style-name="P10">1. Nghiệp vụ nhập sách</text:p>
            <text:p text:style-name="P10">2. Nghiệp vụ bán sách</text:p>
          </table:table-cell>
          <table:table-cell table:style-name="Construct_5f_T.A2" office:value-type="string">
            <text:p text:style-name="P12"><text:span text:style-name="T4">1. </text:span>Dòng sự <text:span text:style-name="T4">kiện, mô tả các bước,. DFD mức đỉnh của tiến trình nhập sách; đặc tả tiến trình lập phiếu nhận sách; các yêu cầu của khách hàng về hệ thống; các yêu cầu về mặt kỹ thuật.</text:span></text:p>
            <text:p text:style-name="P13">2. Sự kiện kích hoạt; mô hình quy trình nghiệp vụ; mô tả các bước.</text:p>
          </table:table-cell>
          <table:table-cell table:style-name="Construct_5f_T.D2" office:value-type="string">
            <text:p text:style-name="P13">1. Mô tả chi tiết quá trình nhập sách.</text:p>
            <text:p text:style-name="P13">2. Mô tả chi tiết quá trình bán sách.</text:p>
          </table:table-cell>
        </table:table-row>
      </table:table>
      <text:p text:style-name="P3"/>
      <text:p text:style-name="P3">II. <text:span text:style-name="T3">Mô tả chung</text:span></text:p>
      <text:p text:style-name="P4">1. Giới thiệu chung về sản phẩm</text:p>
      <text:p text:style-name="P4">- <text:span text:style-name="T6">Sản phẩm phần mềm quản lý hệ thống cửa hàng sách đi theo xu hướng phổ biến là một ứng dụng web, cho phép người sử dụng tiếp cận thông qua mạng lưới internet, hệ thống dễ dàng được cập nhật và bảo trì mà không gây sự phức tạp trong thời gian sử dụng.</text:span></text:p>
      <text:p text:style-name="P4">- <text:span text:style-name="T7">Sản phẩm giúp công việc của hệ thống cửa hàng chuyên nghiệp hơn bới phương pháp quản lý khoa học.</text:span></text:p>
      <text:p text:style-name="P4">- <text:span text:style-name="T7">Với mục tiêu giúp hệ thống cửa hàng sách hoạt động hiệu quả, tiết kiệm thời gian, sức lao động người dùng, sản phẩm cung cấp các chức năng kiểm soát hoạt động, quản lý như quản lý xuất nhập hàng, quản lý mua bán hàng..., đồng thời sản phẩm cung cấp giao diện sử dụng đơn giản, dễ sử dụng và tương ứng với từng nhóm nhân viên trong hệ thống cửa hàng.</text:span></text:p>
      <text:p text:style-name="P7">2. Các chức năng của sản phẩm</text:p>
      <text:p text:style-name="P6">- Sản phẩm cho phép người dùng sử dụng trong công tác quản lý hàng xuất nhập, điều chuyển giữa các kho bãi:</text:p>
      <text:p text:style-name="P6">+ Đối với các nhà nghiệp vụ mua hàng: Ghi nhận các nghiệp vụ từ khi đặt hàng nhà cung cấp cho đến khi nhận hóa đơn và nhập hàng vào kho thực tế.</text:p>
      <text:p text:style-name="P6">+ Đối với các nghiệp vụ quản lý kho: quản lý hàng hóa tập trung và phi tập trung (tại trung tâm phân phối hoặc các kho gàng của cửa hàng), điều chuyển hàng hóa giữa các địa điểm, đóng bộ sản phẩm, gỡ bộ sản phẩm.</text:p>
      <text:p text:style-name="P6">+ Đối với nghiệp vụ thu ngân, bán lẻ: phần mềm cung cấp giao diện riêng cho quầy thu ngân, đảm bảo bán hàng nhanh cóng và thuận tiện nhất. Đồng <text:span text:style-name="T5">thời thực hiện đầy đủ các hoạt động của nghiệp vụ tại quầy như húy phiếu bán hàng, nhận hàng bị trả lại, tự động thực hiện tính toán chiết khấu, giảm giá được thiết lập từ trước,…</text:span></text:p>
      <text:p text:style-name="P6">- <text:span text:style-name="T5">Phấn mềm có khả năng phân quyền đến từng người sử dụng theo chức năng, gồm: nhân viên bán hàng, nhân viên quản lý kho. Mỗi vị trí được phân công có nhiệm vụ và quyền hạn phân định rõ ràng, đảm bảo người không có trách nhiệm không thể truy cập vào công việc của người khác trong phần mềm của đơn vị.</text:span></text:p>
      <text:p text:style-name="P6">- <text:span text:style-name="T5">Có thể bổ sung tài khoản mới hoặc thay đổi nội dung, phương pháp hoạch toán. Có thể bỏ bớt các tài khoản không sử dụng mà không làm ảnh hưởng tới hệ thống.</text:span></text:p>
      <text:p text:style-name="P6">- <text:span text:style-name="T5">Phần mềm cho phép nhiều người sử dụng cùng làm việc cùng một lúc. Các nhân viên thu ngân có thể nhập số liệu cùng lúc mà không có các lỗi liên quan về hệ thống, mở đóng file.</text:span></text:p>
      <text:p text:style-name="P4">3. Đặc điểm của người sử dụng</text:p>
      <text:p text:style-name="P5">- <text:span text:style-name="T8">Người dùng ở đây chính là các cán bộ nhân viên trong hệ thống cửa hàng sách AlphaZ:</text:span></text:p>
      <text:p text:style-name="P14">+ Người quản lý kho của bộ phận quản lý kho trong nghiệp vụ quản lý xuất nhập khẩu hàng.</text:p>
      <text:p text:style-name="P8">+ Người quản lý cửa hàng chịu trách nhiệm thực hiện nhập hàng từ kho.</text:p>
      <text:p text:style-name="P14">+ Người bán hàng của bộ phận bán hàng trong nghiệp vụ bán hàng.</text:p>
      <text:p text:style-name="P14">+ Nhân viên kế toán chịu trách nhiệm điệu phối giá, lợi ích của sản phẩm.</text:p>
      <text:p text:style-name="P5">- <text:span text:style-name="T9">Người sử dụng có kỹ năng, hiểu biết về tin học, sử dụng phần mềm trong nghiệp vụ, trách nhiệm tương ứng với vị trí chức vụ trong hệ thống cửa hàng sách.</text:span></text:p>
      <text:p text:style-name="P4">4. Các ràng buộc</text:p>
      <text:p text:style-name="P4">5. Giả thiết và các phụ thuộc</text:p>
      <text:p text:style-name="P4"><text:soft-page-break/>- <text:span text:style-name="T11">Hệ thống cửa hàng sách bao gồm một kho tổng khi nhập sách từ nhà cung cấp, từ kho tổng sách được phân phối tới các cửa hàng bán lẻ, tại cửa hàng thực hiện việc giao dịch với khách hàng mua sách.</text:span></text:p>
      <text:p text:style-name="P4">- <text:span text:style-name="T10">Hệ thống quản lý chi tiết hoạt động quản lý bán hàng thông qua 3 mảng nghiệp vụ:</text:span></text:p>
      <text:p text:style-name="P16">+ Bán hàng</text:p>
      <text:p text:style-name="P16">+ Nhập hàng</text:p>
      <text:p text:style-name="P16">+ Phân phối hàng</text:p>
      <text:p text:style-name="P16">- Cụ thể bằng 2 phân hệ độc lập:</text:p>
      <text:p text:style-name="P16">- Quản trị hệ thống: quản lý bán hàng - quản lý nhập hàng</text:p>
      <text:p text:style-name="P4">III. Đặc tả yêu cầu</text:p>
      <text:p text:style-name="P4">1. Yêu cầu chức năng<text:tab/></text:p>
      <text:p text:style-name="P4">2. Yêu cầu phi chức năng</text:p>
      <text:p text:style-name="P4">3. Miền ứng dụng</text:p>
      <text:p text:style-name="P4">4. Giao diện</text:p>
      <text:p text:style-name="P4">IV. Phụ lục</text:p>
      <text:p text:style-name="P4">V. Chỉ mụ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2:07:52.418459353</meta:creation-date>
    <dc:date>2018-06-19T01:32:03.394216547</dc:date>
    <meta:editing-duration>PT2H30M27S</meta:editing-duration>
    <meta:editing-cycles>4</meta:editing-cycles>
    <meta:generator>LibreOffice/6.0.3.2$Linux_X86_64 LibreOffice_project/00m0$Build-2</meta:generator>
    <meta:document-statistic meta:table-count="1" meta:image-count="0" meta:object-count="0" meta:page-count="3" meta:paragraph-count="78" meta:word-count="1246" meta:character-count="5519" meta:non-whitespace-character-count="4350"/>
  </office:meta>
</office:document-meta>
</file>